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lages d’adresses<text:s/></text:p>
      <text:p text:style-name="Normal">Serveurs : 192.168.2.0/24<text:s/>-&gt; passerelle 192.168.2.254</text:p>
      <text:p text:style-name="Normal">Université : 192.168.0.0/23<text:s/>-&gt; passerelle 192.168.1.254</text:p>
      <text:p text:style-name="Normal">Les adresses sont distribuées par le DHCP de la façon suivante :</text:p>
      <text:p text:style-name="Normal">Imprimantes : 192.168.0.0/27</text:p>
      <text:p text:style-name="Normal">Salle 1 : 192.168.0.32/27</text:p>
      <text:p text:style-name="Normal">Salle 2 : 192.168.0.64/27</text:p>
      <text:p text:style-name="Normal">Salle 3 : 192.168.0.96/27</text:p>
      <text:p text:style-name="Normal">Salle 4 : 192.168.0.128/27</text:p>
      <text:p text:style-name="Normal">Salle 5 : 192.168.0.160/27</text:p>
      <text:p text:style-name="Normal">Salle 6 : 192.168.0.192/27</text:p>
      <text:p text:style-name="Normal">Salle 7 : 192.168.0.224/27</text:p>
      <text:p text:style-name="Normal">Salle 8 : 192.168.1.0/27</text:p>
      <text:p text:style-name="Normal">Salle 9 : 192.168.1.32/27</text:p>
      <text:p text:style-name="Normal">Salle 10 : 192.168.1.64/27</text:p>
      <text:p text:style-name="Normal">Salle Profs : 192.168.1.96/27</text:p>
      <text:p text:style-name="Normal">Salle des administratifs : 192.168.1.128/27</text:p>
      <text:p text:style-name="Normal">Salle<text:s/>des administrateurs ??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llou</meta:initial-creator>
    <dc:creator>Willou</dc:creator>
    <meta:creation-date>2018-12-11T17:40:00Z</meta:creation-date>
    <dc:date>2018-12-11T17:48:00Z</dc:date>
    <meta:template xlink:href="Normal" xlink:type="simple"/>
    <meta:editing-cycles>7</meta:editing-cycles>
    <meta:editing-duration>PT480S</meta:editing-duration>
    <meta:document-statistic meta:page-count="1" meta:paragraph-count="1" meta:word-count="90" meta:character-count="590" meta:row-count="4" meta:non-whitespace-character-count="501"/>
  </office:meta>
</office:document-meta>
</file>